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'Times New Roman PSMT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9" style:family="paragraph" style:parent-style-name="Standard" style:list-style-name="L2">
      <style:paragraph-properties fo:text-align="justify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T1" style:family="text"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T2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co Ottina 795130<text:tab/><text:tab/><text:tab/><text:tab/><text:tab/><text:tab/><text:tab/><text:tab/><text:tab/>A.A. 2019/2020</text:p>
      <text:p text:style-name="Standard"><text:span text:style-name="T2">Davide Sgaramella 938632</text:span><text:span text:style-name="T1"> </text:span></text:p>
      <text:p text:style-name="P2"/>
      <text:p text:style-name="P2"/>
      <text:p text:style-name="P2"/>
      <text:p text:style-name="P1">Università degli Studi di Torino – polo Scienze della Natura</text:p>
      <text:p text:style-name="P1">Laurea Magistrale in Informatica</text:p>
      <text:p text:style-name="P1">Corso: Tecnologie del linguaggio naturale</text:p>
      <text:p text:style-name="P1">Parte di: Luigi Di Caro</text:p>
      <text:p text:style-name="P1"/>
      <text:p text:style-name="P1"/>
      <text:p text:style-name="P1"/>
      <text:p text:style-name="P3">Esercitazione 2</text:p>
      <text:p text:style-name="P4"/>
      <text:p text:style-name="P5"/>
      <text:p text:style-name="P5"/>
      <text:p text:style-name="P5"/>
      <text:p text:style-name="P5">L'esercitazione richiede di formulare un algoritmo che, dato un insieme di definizioni espresse sotto forma di singola frase, restituisca il synset che meglio corrisponda a tali definizioni, similarmente a quanto un essere umano comune sa fare.</text:p>
      <text:p text:style-name="P5"/>
      <text:p text:style-name="P5"/>
      <text:p text:style-name="P5"><text:line-break/><text:span text:style-name="T3">Algoritmo</text:span></text:p>
      <text:p text:style-name="P5"/>
      <text:p text:style-name="P5">Dopo la lettura del file e l'agglomerazione di tutte le definizioni di una colonna in un unico insieme,</text:p>
      <text:p text:style-name="P5">si è eseguito l'algoritmo progettato al fine di trovare un <text:span text:style-name="T4">synset</text:span> che rappresenti al meglio possibile tale insieme di definizioni.</text:p>
      <text:p text:style-name="P5">L'algoritmo è diviso in due parti:</text:p>
      <text:list xml:id="list7744559172649827656" text:style-name="L1">
        <text:list-item>
          <text:p text:style-name="P8"><text:span text:style-name="T4">preparazione</text:span>: si raccolgono le informazioni relative alle definizioni per generare un contesto, simile a quello di disambiguazione</text:p>
        </text:list-item>
        <text:list-item>
          <text:p text:style-name="P8"><text:span text:style-name="T4">ricerca</text:span>: si scansionano iterativamente i <text:span text:style-name="T4">synset</text:span> delle definizioni, formando la <text:span text:style-name="T4">frontiera</text:span><text:span text:style-name="T6">,</text:span> per cercare quello più aderente alle definizioni date.</text:p>
        </text:list-item>
      </text:list>
      <text:p text:style-name="P5"/>
      <text:p text:style-name="P5"/>
      <text:p text:style-name="P5"/>
      <text:p text:style-name="P5"/>
      <text:p text:style-name="P6">Inizializzazione</text:p>
      <text:p text:style-name="P5"/>
      <text:p text:style-name="P5">Durante l'inizializzazione si forma un insieme di parole, il cosiddetto <text:span text:style-name="T4">bag pesato</text:span><text:span text:style-name="T6">,</text:span> estratte dai vari <text:span text:style-name="T4">synset</text:span> di quelle che formano le frasi delle definizioni, e si associa un peso ad ognuna di esse.</text:p>
      <text:p text:style-name="P5">Il calcolo è relativamente complesso, sommando le seguenti componenti:</text:p>
      <text:list xml:id="list3634920924878647946" text:style-name="L2">
        <text:list-item>
          <text:p text:style-name="P9">al nome del <text:span text:style-name="T4">synset</text:span> presente nelle frasi ed i sinonimi viene associato 4.</text:p>
        </text:list-item>
        <text:list-item>
          <text:p text:style-name="P9">alle parole nelle definizioni e ai nomi degli iperonimi viene associato 2.</text:p>
        </text:list-item>
        <text:list-item>
          <text:p text:style-name="P9">al resto 1, ossia ad iponimi, alle parole negli esempi, ai meronimi ed agli olonimi.</text:p>
        </text:list-item>
        <text:list-item>
          <text:p text:style-name="P9">dopodichè, si aggregano tutti i pesi calcolati per ogni parola, qualora questa fosse stata individuata in più definizioni distinte, in una unica lista di pesi qualora tale parola fosse stata individuata più volte.</text:p>
        </text:list-item>
        <text:list-item>
          <text:p text:style-name="P9">si trasformano le eventuali liste di pesi in un unico valore tramite un calcolo, che può essere la media dei valori o, come avviene, la sommatoria degli stessi.</text:p>
        </text:list-item>
      </text:list>
      <text:p text:style-name="P5">In questo modo si forma il cosiddetto <text:span text:style-name="T4">genus</text:span><text:span text:style-name="T6">.</text:span></text:p>
      <text:p text:style-name="P5"><text:soft-page-break/><text:span text:style-name="T6">Similarmente, si forma la </text:span><text:span text:style-name="T4">differentia</text:span><text:span text:style-name="T6"> per ogni </text:span><text:span text:style-name="T4">synset</text:span><text:span text:style-name="T6"> di ogni antinomia dei </text:span><text:span text:style-name="T4">synset</text:span><text:span text:style-name="T6"> delle parole presenti unicamente nelle definizioni, ma limitando la "fonte" di parole al solo nome e definizione dell'antinomia. In questo modo andiamo ad esplorare la tassonomia di WordNet cercando di tagliare i percorsi che contengono risultati non adeguati alla bag prodotta.</text:span></text:p>
      <text:p text:style-name="P5"><text:span text:style-name="T6">Infine, si forma la </text:span><text:span text:style-name="T4">frontiera</text:span><text:span text:style-name="T6">, ossia una struttura FIFO di nomi di </text:span><text:span text:style-name="T4">synset</text:span><text:span text:style-name="T6"> da valutare.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6">Ricerca</text:p>
      <text:p text:style-name="P5"/>
      <text:p text:style-name="P5">Estraendo una parola alla volta dalla frontiera, per ogni <text:span text:style-name="T4">synset</text:span><text:span text:style-name="T6"> relativo, si</text:span> calcola il <text:span text:style-name="T4">bag</text:span><text:span text:style-name="T6"> relativo e si computa il </text:span><text:span text:style-name="T4">weighted overlap</text:span><text:span text:style-name="T6"> con esso e quello ricavato inizialmente dalle definizioni. Ad esso si sottrae il </text:span><text:span text:style-name="T4">weighted overlap</text:span><text:span text:style-name="T6"> del </text:span><text:span text:style-name="T4">bag</text:span><text:span text:style-name="T6"> sopracitato con il </text:span><text:span text:style-name="T4">differentia</text:span><text:span text:style-name="T6">. Se il valore di </text:span><text:span text:style-name="T4">similarità</text:span><text:span text:style-name="T6"> così ottenuto ed approssimato superasse quello del </text:span><text:span text:style-name="T4">synset</text:span><text:span text:style-name="T6"> migliore fin'ora trovato (inzialmente zero) allora il </text:span><text:span text:style-name="T4">synset</text:span><text:span text:style-name="T6"> corrente sarà considerato il migliore.</text:span></text:p>
      <text:p text:style-name="P5"><text:span text:style-name="T6"/></text:p>
      <text:p text:style-name="P5"><text:span text:style-name="T6">Il </text:span><text:span text:style-name="T4">weighted overlap</text:span><text:span text:style-name="T6"> si calcola tra due </text:span><text:span text:style-name="T5">bag</text:span><text:span text:style-name="T7"> </text:span><text:span text:style-name="T6">sommando i pesi delle parole tra di loro condivise, ossia sommando i pesi dell'intersezione. Nessuna normalizzazione viene apportata.</text:span></text:p>
      <text:p text:style-name="P5"><text:span text:style-name="T6"/></text:p>
      <text:p text:style-name="P5"><text:span text:style-name="T6"/></text:p>
      <text:p text:style-name="P6">Risultati</text:p>
      <text:p text:style-name="P5"><text:span text:style-name="T6"/></text:p>
      <text:p text:style-name="P5"><text:span text:style-name="T6"/></text:p>
      <text:p text:style-name="P5"><text:span text:style-name="T6"/></text:p>
      <text:p text:style-name="P6">Codice condiviso</text:p>
      <text:p text:style-name="P5"/>
      <text:p text:style-name="P5">Sono stati defni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'Times New Roman PSMT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fo:language="de" fo:country="DE" style:font-name-asian="Times New Roman1" style:font-size-asian="12pt" style:language-asian="ja" style:country-asian="JP" style:font-name-complex="Times New Roman1" style:font-size-complex="12pt" style:language-complex="fa" style:country-complex="IR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45M35S</meta:editing-duration>
    <meta:editing-cycles>8</meta:editing-cycles>
    <meta:generator>OpenOffice/4.1.7$Win32 OpenOffice.org_project/417m1$Build-9800</meta:generator>
    <dc:date>2020-12-06T17:25:49.54</dc:date>
    <dc:creator>Marco Ottina</dc:creator>
    <meta:document-statistic meta:table-count="0" meta:image-count="0" meta:object-count="0" meta:page-count="2" meta:paragraph-count="31" meta:word-count="481" meta:character-count="3101"/>
    <meta:user-defined meta:name="Info 1"/>
    <meta:user-defined meta:name="Info 2"/>
    <meta:user-defined meta:name="Info 3"/>
    <meta:user-defined meta:name="Info 4"/>
  </office:meta>
</office:document-meta>
</file>